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36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1193in"/>
    </style:style>
    <style:style style:name="co5" style:family="table-column">
      <style:table-column-properties fo:break-before="auto" style:column-width="1.0543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1.102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807in"/>
    </style:style>
    <style:style style:name="co11" style:family="table-column">
      <style:table-column-properties fo:break-before="auto" style:column-width="1.4598in"/>
    </style:style>
    <style:style style:name="co12" style:family="table-column">
      <style:table-column-properties fo:break-before="auto" style:column-width="1.0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4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996600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color="#0000ee"/>
    </style:style>
    <style:style style:name="ce9" style:family="table-cell" style:parent-style-name="Default">
      <style:text-properties fo:color="#0000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09" table:default-cell-style-name="ce1"/>
        <table:table-row table:style-name="ro1">
          <table:table-cell office:value-type="string" calcext:value-type="string">
            <text:p>I.C.</text:p>
          </table:table-cell>
          <table:table-cell office:value-type="string" calcext:value-type="string">
            <text:p>Counts (100,20100)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Ef. (GATCON)</text:p>
          </table:table-cell>
          <table:table-cell office:value-type="string" calcext:value-type="string">
            <text:p>Total Counts (Raw)</text:p>
          </table:table-cell>
          <table:table-cell office:value-type="string" calcext:value-type="string">
            <text:p>Ef. (Raw) %</text:p>
          </table:table-cell>
          <table:table-cell office:value-type="string" calcext:value-type="string">
            <text:p>I.C.</text:p>
          </table:table-cell>
          <table:table-cell office:value-type="string" calcext:value-type="string">
            <text:p>IC (||TAC_PL[i])</text:p>
          </table:table-cell>
          <table:table-cell office:value-type="string" calcext:value-type="string">
            <text:p>Eff. PL/GCM</text:p>
          </table:table-cell>
          <table:table-cell office:value-type="string" calcext:value-type="string">
            <text:p>I.C.</text:p>
          </table:table-cell>
          <table:table-cell office:value-type="string" calcext:value-type="string">
            <text:p>IC (TAC_CATS_PL&gt;0)</text:p>
          </table:table-cell>
          <table:table-cell office:value-type="string" calcext:value-type="string">
            <text:p>Eff. CATS_PL</text:p>
          </table:table-cell>
          <table:table-cell office:value-type="string" calcext:value-type="string">
            <text:p>I.C.</text:p>
          </table:table-cell>
          <table:table-cell office:value-type="string" calcext:value-type="string">
            <text:p>CATS1_X&amp;&amp;Y&gt;-1502</text:p>
          </table:table-cell>
          <table:table-cell office:value-type="string" calcext:value-type="string">
            <text:p>Eff.CATS/GCM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1484165" calcext:value-type="float">
            <text:p>1484165.00</text:p>
          </table:table-cell>
          <table:table-cell office:value-type="float" office:value="19529571" calcext:value-type="float">
            <text:p>19529571.00</text:p>
          </table:table-cell>
          <table:table-cell table:formula="of:=[.B2]/[.C2]*100" office:value-type="float" office:value="7.59957809621113" calcext:value-type="float">
            <text:p>7.60</text:p>
          </table:table-cell>
          <table:table-cell office:value-type="float" office:value="341670904" calcext:value-type="float">
            <text:p>341670904.00</text:p>
          </table:table-cell>
          <table:table-cell table:formula="of:=[.B2]/[.E2]*100" office:value-type="float" office:value="0.434384368883808" calcext:value-type="float">
            <text:p>0.43</text:p>
          </table:table-cell>
          <table:table-cell office:value-type="float" office:value="1" calcext:value-type="float">
            <text:p>1.00</text:p>
          </table:table-cell>
          <table:table-cell office:value-type="float" office:value="1322150" calcext:value-type="float">
            <text:p>1322150.00</text:p>
          </table:table-cell>
          <table:table-cell table:formula="of:=[.H2]/[.C2]*100" office:value-type="float" office:value="6.76998998083471" calcext:value-type="float">
            <text:p>6.77</text:p>
          </table:table-cell>
          <table:table-cell office:value-type="float" office:value="1" calcext:value-type="float">
            <text:p>1.00</text:p>
          </table:table-cell>
          <table:table-cell office:value-type="float" office:value="1100491" calcext:value-type="float">
            <text:p>1100491.00</text:p>
          </table:table-cell>
          <table:table-cell table:formula="of:=[.K2]/[.C2]*100" office:value-type="float" office:value="5.63499833150457" calcext:value-type="float">
            <text:p>5.63</text:p>
          </table:table-cell>
          <table:table-cell office:value-type="float" office:value="1" calcext:value-type="float">
            <text:p>1.00</text:p>
          </table:table-cell>
          <table:table-cell office:value-type="float" office:value="1484165" calcext:value-type="float">
            <text:p>1484165.00</text:p>
          </table:table-cell>
          <table:table-cell table:formula="of:=[.N2]/[.C2]*100" office:value-type="float" office:value="7.59957809621113" calcext:value-type="float">
            <text:p>7.60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500085" calcext:value-type="float">
            <text:p>1500085.00</text:p>
          </table:table-cell>
          <table:table-cell office:value-type="float" office:value="19529571" calcext:value-type="float">
            <text:p>19529571.00</text:p>
          </table:table-cell>
          <table:table-cell table:formula="of:=[.B3]/[.C3]*100" office:value-type="float" office:value="7.68109550383877" calcext:value-type="float">
            <text:p>7.68</text:p>
          </table:table-cell>
          <table:table-cell office:value-type="float" office:value="341670904" calcext:value-type="float">
            <text:p>341670904.00</text:p>
          </table:table-cell>
          <table:table-cell table:formula="of:=[.B3]/[.E3]*100" office:value-type="float" office:value="0.439043823292603" calcext:value-type="float">
            <text:p>0.44</text:p>
          </table:table-cell>
          <table:table-cell office:value-type="float" office:value="2" calcext:value-type="float">
            <text:p>2.00</text:p>
          </table:table-cell>
          <table:table-cell office:value-type="float" office:value="1337129" calcext:value-type="float">
            <text:p>1337129.00</text:p>
          </table:table-cell>
          <table:table-cell table:formula="of:=[.H3]/[.C3]*100" office:value-type="float" office:value="6.84668905425521" calcext:value-type="float">
            <text:p>6.85</text:p>
          </table:table-cell>
          <table:table-cell office:value-type="float" office:value="2" calcext:value-type="float">
            <text:p>2.00</text:p>
          </table:table-cell>
          <table:table-cell office:value-type="float" office:value="1108844" calcext:value-type="float">
            <text:p>1108844.00</text:p>
          </table:table-cell>
          <table:table-cell table:formula="of:=[.K3]/[.C3]*100" office:value-type="float" office:value="5.67776936830819" calcext:value-type="float">
            <text:p>5.68</text:p>
          </table:table-cell>
          <table:table-cell office:value-type="float" office:value="2" calcext:value-type="float">
            <text:p>2.00</text:p>
          </table:table-cell>
          <table:table-cell office:value-type="float" office:value="1500085" calcext:value-type="float">
            <text:p>1500085.00</text:p>
          </table:table-cell>
          <table:table-cell table:formula="of:=[.N3]/[.C3]*100" office:value-type="float" office:value="7.68109550383877" calcext:value-type="float">
            <text:p>7.68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489254" calcext:value-type="float">
            <text:p>1489254.00</text:p>
          </table:table-cell>
          <table:table-cell office:value-type="float" office:value="19529571" calcext:value-type="float">
            <text:p>19529571.00</text:p>
          </table:table-cell>
          <table:table-cell table:formula="of:=[.B4]/[.C4]*100" office:value-type="float" office:value="7.62563601627501" calcext:value-type="float">
            <text:p>7.63</text:p>
          </table:table-cell>
          <table:table-cell office:value-type="float" office:value="341670904" calcext:value-type="float">
            <text:p>341670904.00</text:p>
          </table:table-cell>
          <table:table-cell table:formula="of:=[.B4]/[.E4]*100" office:value-type="float" office:value="0.435873813826418" calcext:value-type="float">
            <text:p>0.44</text:p>
          </table:table-cell>
          <table:table-cell office:value-type="float" office:value="3" calcext:value-type="float">
            <text:p>3.00</text:p>
          </table:table-cell>
          <table:table-cell office:value-type="float" office:value="1342396" calcext:value-type="float">
            <text:p>1342396.00</text:p>
          </table:table-cell>
          <table:table-cell table:formula="of:=[.H4]/[.C4]*100" office:value-type="float" office:value="6.87365841267071" calcext:value-type="float">
            <text:p>6.87</text:p>
          </table:table-cell>
          <table:table-cell office:value-type="float" office:value="3" calcext:value-type="float">
            <text:p>3.00</text:p>
          </table:table-cell>
          <table:table-cell office:value-type="float" office:value="1105572" calcext:value-type="float">
            <text:p>1105572.00</text:p>
          </table:table-cell>
          <table:table-cell table:formula="of:=[.K4]/[.C4]*100" office:value-type="float" office:value="5.66101528804703" calcext:value-type="float">
            <text:p>5.66</text:p>
          </table:table-cell>
          <table:table-cell office:value-type="float" office:value="3" calcext:value-type="float">
            <text:p>3.00</text:p>
          </table:table-cell>
          <table:table-cell office:value-type="float" office:value="1489254" calcext:value-type="float">
            <text:p>1489254.00</text:p>
          </table:table-cell>
          <table:table-cell table:formula="of:=[.N4]/[.C4]*100" office:value-type="float" office:value="7.62563601627501" calcext:value-type="float">
            <text:p>7.63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1486847" calcext:value-type="float">
            <text:p>1486847.00</text:p>
          </table:table-cell>
          <table:table-cell office:value-type="float" office:value="19529571" calcext:value-type="float">
            <text:p>19529571.00</text:p>
          </table:table-cell>
          <table:table-cell table:formula="of:=[.B5]/[.C5]*100" office:value-type="float" office:value="7.61331111676749" calcext:value-type="float">
            <text:p>7.61</text:p>
          </table:table-cell>
          <table:table-cell office:value-type="float" office:value="341670904" calcext:value-type="float">
            <text:p>341670904.00</text:p>
          </table:table-cell>
          <table:table-cell table:formula="of:=[.B5]/[.E5]*100" office:value-type="float" office:value="0.435169334758455" calcext:value-type="float">
            <text:p>0.44</text:p>
          </table:table-cell>
          <table:table-cell office:value-type="float" office:value="4" calcext:value-type="float">
            <text:p>4.00</text:p>
          </table:table-cell>
          <table:table-cell office:value-type="float" office:value="1342893" calcext:value-type="float">
            <text:p>1342893.00</text:p>
          </table:table-cell>
          <table:table-cell table:formula="of:=[.H5]/[.C5]*100" office:value-type="float" office:value="6.87620327143899" calcext:value-type="float">
            <text:p>6.88</text:p>
          </table:table-cell>
          <table:table-cell office:value-type="float" office:value="4" calcext:value-type="float">
            <text:p>4.00</text:p>
          </table:table-cell>
          <table:table-cell office:value-type="float" office:value="1104408" calcext:value-type="float">
            <text:p>1104408.00</text:p>
          </table:table-cell>
          <table:table-cell table:formula="of:=[.K5]/[.C5]*100" office:value-type="float" office:value="5.65505509568029" calcext:value-type="float">
            <text:p>5.66</text:p>
          </table:table-cell>
          <table:table-cell office:value-type="float" office:value="4" calcext:value-type="float">
            <text:p>4.00</text:p>
          </table:table-cell>
          <table:table-cell office:value-type="float" office:value="1486847" calcext:value-type="float">
            <text:p>1486847.00</text:p>
          </table:table-cell>
          <table:table-cell table:formula="of:=[.N5]/[.C5]*100" office:value-type="float" office:value="7.61331111676749" calcext:value-type="float">
            <text:p>7.61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.00</text:p>
          </table:table-cell>
          <table:table-cell office:value-type="float" office:value="1427495" calcext:value-type="float">
            <text:p>1427495.00</text:p>
          </table:table-cell>
          <table:table-cell office:value-type="float" office:value="19529571" calcext:value-type="float">
            <text:p>19529571.00</text:p>
          </table:table-cell>
          <table:table-cell table:formula="of:=[.B6]/[.C6]*100" office:value-type="float" office:value="7.30940275134564" calcext:value-type="float">
            <text:p>7.31</text:p>
          </table:table-cell>
          <table:table-cell office:value-type="float" office:value="341670904" calcext:value-type="float">
            <text:p>341670904.00</text:p>
          </table:table-cell>
          <table:table-cell table:formula="of:=[.B6]/[.E6]*100" office:value-type="float" office:value="0.41779823312084" calcext:value-type="float">
            <text:p>0.42</text:p>
          </table:table-cell>
          <table:table-cell office:value-type="float" office:value="5" calcext:value-type="float">
            <text:p>5.00</text:p>
          </table:table-cell>
          <table:table-cell office:value-type="float" office:value="1299023" calcext:value-type="float">
            <text:p>1299023.00</text:p>
          </table:table-cell>
          <table:table-cell table:formula="of:=[.H6]/[.C6]*100" office:value-type="float" office:value="6.65156956084698" calcext:value-type="float">
            <text:p>6.65</text:p>
          </table:table-cell>
          <table:table-cell office:value-type="float" office:value="5" calcext:value-type="float">
            <text:p>5.00</text:p>
          </table:table-cell>
          <table:table-cell office:value-type="float" office:value="1072559" calcext:value-type="float">
            <text:p>1072559.00</text:p>
          </table:table-cell>
          <table:table-cell table:formula="of:=[.K6]/[.C6]*100" office:value-type="float" office:value="5.4919741964634" calcext:value-type="float">
            <text:p>5.49</text:p>
          </table:table-cell>
          <table:table-cell office:value-type="float" office:value="5" calcext:value-type="float">
            <text:p>5.00</text:p>
          </table:table-cell>
          <table:table-cell office:value-type="float" office:value="1427495" calcext:value-type="float">
            <text:p>1427495.00</text:p>
          </table:table-cell>
          <table:table-cell table:formula="of:=[.N6]/[.C6]*100" office:value-type="float" office:value="7.30940275134564" calcext:value-type="float">
            <text:p>7.3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humpei’s ru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unts(0,20000)</text:p>
          </table:table-cell>
          <table:table-cell office:value-type="string" calcext:value-type="string">
            <text:p>counts with</text:p>
          </table:table-cell>
          <table:table-cell office:value-type="string" calcext:value-type="string">
            <text:p>eff. With</text:p>
          </table:table-cell>
          <table:table-cell office:value-type="string" calcext:value-type="string">
            <text:p>eff. With cou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.C.</text:p>
          </table:table-cell>
          <table:table-cell table:style-name="ce3"/>
          <table:table-cell office:value-type="string" calcext:value-type="string">
            <text:p>tac_cats_pl</text:p>
          </table:table-cell>
          <table:table-cell office:value-type="string" calcext:value-type="string">
            <text:p>all counts</text:p>
          </table:table-cell>
          <table:table-cell office:value-type="string" calcext:value-type="string">
            <text:p>(100,20100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.00</text:p>
          </table:table-cell>
          <table:table-cell table:style-name="ce4" office:value-type="float" office:value="18262961" calcext:value-type="float">
            <text:p>18262961.00</text:p>
          </table:table-cell>
          <table:table-cell table:style-name="ce4" office:value-type="float" office:value="1208203" calcext:value-type="float">
            <text:p>1208203.00</text:p>
          </table:table-cell>
          <table:table-cell table:formula="of:=[.C11]/[.B11]*100" office:value-type="float" office:value="6.61559207184421" calcext:value-type="float">
            <text:p>6.62</text:p>
          </table:table-cell>
          <table:table-cell table:formula="of:=[.C11]/[.B2]*100" office:value-type="float" office:value="81.4062452624877" calcext:value-type="float">
            <text:p>81.4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.00</text:p>
          </table:table-cell>
          <table:table-cell table:style-name="ce4" office:value-type="float" office:value="18277372" calcext:value-type="float">
            <text:p>18277372.00</text:p>
          </table:table-cell>
          <table:table-cell table:style-name="ce4" office:value-type="float" office:value="1208096" calcext:value-type="float">
            <text:p>1208096.00</text:p>
          </table:table-cell>
          <table:table-cell table:formula="of:=[.C12]/[.B12]*100" office:value-type="float" office:value="6.6097905103644" calcext:value-type="float">
            <text:p>6.61</text:p>
          </table:table-cell>
          <table:table-cell table:formula="of:=[.C12]/[.B3]*100" office:value-type="float" office:value="80.5351696737185" calcext:value-type="float">
            <text:p>80.5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.00</text:p>
          </table:table-cell>
          <table:table-cell table:style-name="ce4" office:value-type="float" office:value="18267145" calcext:value-type="float">
            <text:p>18267145.00</text:p>
          </table:table-cell>
          <table:table-cell table:style-name="ce4" office:value-type="float" office:value="1207790" calcext:value-type="float">
            <text:p>1207790.00</text:p>
          </table:table-cell>
          <table:table-cell table:formula="of:=[.C13]/[.B13]*100" office:value-type="float" office:value="6.61181591321468" calcext:value-type="float">
            <text:p>6.61</text:p>
          </table:table-cell>
          <table:table-cell table:formula="of:=[.C13]/[.B4]*100" office:value-type="float" office:value="81.1003361414507" calcext:value-type="float">
            <text:p>81.10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.00</text:p>
          </table:table-cell>
          <table:table-cell table:style-name="ce4" office:value-type="float" office:value="18264728" calcext:value-type="float">
            <text:p>18264728.00</text:p>
          </table:table-cell>
          <table:table-cell table:style-name="ce4" office:value-type="float" office:value="1207222" calcext:value-type="float">
            <text:p>1207222.00</text:p>
          </table:table-cell>
          <table:table-cell table:formula="of:=[.C14]/[.B14]*100" office:value-type="float" office:value="6.60958104604678" calcext:value-type="float">
            <text:p>6.61</text:p>
          </table:table-cell>
          <table:table-cell table:formula="of:=[.C14]/[.B5]*100" office:value-type="float" office:value="81.1934247437699" calcext:value-type="float">
            <text:p>81.1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.00</text:p>
          </table:table-cell>
          <table:table-cell table:style-name="ce4" office:value-type="float" office:value="18205598" calcext:value-type="float">
            <text:p>18205598.00</text:p>
          </table:table-cell>
          <table:table-cell table:style-name="ce4" office:value-type="float" office:value="1206482" calcext:value-type="float">
            <text:p>1206482.00</text:p>
          </table:table-cell>
          <table:table-cell table:formula="of:=[.C15]/[.B15]*100" office:value-type="float" office:value="6.62698363437444" calcext:value-type="float">
            <text:p>6.63</text:p>
          </table:table-cell>
          <table:table-cell table:formula="of:=[.C15]/[.B6]*100" office:value-type="float" office:value="84.5174238788928" calcext:value-type="float">
            <text:p>84.5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Counts in TACs</text:p>
          </table:table-cell>
          <table:table-cell/>
          <table:table-cell table:style-name="ce8" office:value-type="string" calcext:value-type="string">
            <text:p>Counts in IC[0]</text:p>
          </table:table-cell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(TAC_C_P)</text:p>
          </table:table-cell>
          <table:table-cell table:style-name="ce7" office:value-type="float" office:value="17985420" calcext:value-type="float">
            <text:p>17985420.00</text:p>
          </table:table-cell>
          <table:table-cell table:style-name="ce9" office:value-type="float" office:value="18262187" calcext:value-type="float">
            <text:p>18262187</text:p>
          </table:table-cell>
          <table:table-cell table:style-name="ce8" office:value-type="string" calcext:value-type="string">
            <text:p>counts at 0</text:p>
          </table:table-cell>
          <table:table-cell table:style-name="ce8" office:value-type="string" calcext:value-type="string">
            <text:p>non 0 channels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C(TAC_C_P)_23k-27k</text:p>
          </table:table-cell>
          <table:table-cell table:style-name="ce7" office:value-type="float" office:value="1190148" calcext:value-type="float">
            <text:p>1190148.00</text:p>
          </table:table-cell>
          <table:table-cell table:style-name="ce8" office:value-type="string" calcext:value-type="string">
            <text:p>(TAC→23k-27k)</text:p>
          </table:table-cell>
          <table:table-cell table:style-name="ce8" office:value-type="float" office:value="104420" calcext:value-type="float">
            <text:p>104420.00</text:p>
          </table:table-cell>
          <table:table-cell table:style-name="ce8" office:value-type="float" office:value="1085854" calcext:value-type="float">
            <text:p>1085854.00</text:p>
          </table:table-cell>
          <table:table-cell table:style-name="Default" office:value-type="float" office:value="1190148" calcext:value-type="float">
            <text:p>1190148</text:p>
          </table:table-cell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8" office:value-type="string" calcext:value-type="string">
            <text:p>23k&gt;TAC&gt;27k</text:p>
          </table:table-cell>
          <table:table-cell table:style-name="Default" office:value-type="float" office:value="16777216" calcext:value-type="float">
            <text:p>16777216</text:p>
          </table:table-cell>
          <table:table-cell table:style-name="ce8" office:value-type="float" office:value="399848" calcext:value-type="float">
            <text:p>399848.00</text:p>
          </table:table-cell>
          <table:table-cell table:style-name="ce8" office:value-type="float" office:value="17177064" calcext:value-type="float">
            <text:p>17177064.00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23k&lt;C(TAC_C_P)&lt;55k</text:p>
          </table:table-cell>
          <table:table-cell table:style-name="ce7" office:value-type="float" office:value="1200284" calcext:value-type="float">
            <text:p>1200284.00</text:p>
          </table:table-cell>
          <table:table-cell table:style-name="Default"/>
          <table:table-cell table:style-name="ce8" office:value-type="float" office:value="105872" calcext:value-type="float">
            <text:p>105872.00</text:p>
          </table:table-cell>
          <table:table-cell table:style-name="ce8" table:formula="of:=[.C21]-[.E21]" office:value-type="float" office:value="1094412" calcext:value-type="float">
            <text:p>1094412.00</text:p>
          </table:table-cell>
          <table:table-cell table:style-name="ce8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Default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TAC_C_HF</text:p>
          </table:table-cell>
          <table:table-cell table:style-name="ce7" office:value-type="float" office:value="17865049" calcext:value-type="float">
            <text:p>17865049.00</text:p>
          </table:table-cell>
          <table:table-cell table:style-name="ce8" table:number-columns-repeated="4"/>
          <table:table-cell table:number-columns-repeated="1017"/>
        </table:table-row>
        <table:table-row table:style-name="ro1">
          <table:table-cell/>
          <table:table-cell table:style-name="ce7" office:value-type="string" calcext:value-type="string">
            <text:p>TAC_D4_C</text:p>
          </table:table-cell>
          <table:table-cell table:style-name="ce7" office:value-type="float" office:value="18278139" calcext:value-type="float">
            <text:p>18278139.00</text:p>
          </table:table-cell>
          <table:table-cell table:style-name="ce8" office:value-type="float" office:value="1500904" calcext:value-type="float">
            <text:p>1500904.00</text:p>
          </table:table-cell>
          <table:table-cell table:style-name="ce8" table:number-columns-repeated="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1:41:23.986696026</meta:creation-date>
    <dc:date>2025-01-06T07:31:55.954106705</dc:date>
    <meta:editing-duration>P1DT8H8M39S</meta:editing-duration>
    <meta:editing-cycles>27</meta:editing-cycles>
    <meta:generator>LibreOffice/7.3.7.2$Linux_X86_64 LibreOffice_project/30$Build-2</meta:generator>
    <meta:document-statistic meta:table-count="1" meta:cell-count="150" meta:object-count="0"/>
  </office:meta>
</office:document-meta>
</file>